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Objektum1" text:anchor-type="paragraph" svg:x="0.483cm" svg:y="0.489cm" svg:width="16.036cm" svg:height="9.9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4:51:53.370000000</meta:creation-date>
    <dc:date>2020-03-02T13:29:49.636000000</dc:date>
    <meta:editing-duration>PT7M25S</meta:editing-duration>
    <meta:editing-cycles>3</meta:editing-cycles>
    <meta:generator>LibreOffice/6.2.5.2$Windows_X86_64 LibreOffice_project/1ec314fa52f458adc18c4f025c545a4e8b22c159</meta:generator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35cm" svg:height="9.923cm" xlink:href="." xlink:type="simple" chart:class="chart:bar" chart:style-name="ch1">
        <chart:legend chart:legend-position="end" svg:x="13.851cm" svg:y="4.662cm" style:legend-expansion="high" chart:style-name="ch2"/>
        <chart:plot-area chart:style-name="ch3" chart:data-source-has-labels="both" svg:x="0.47cm" svg:y="0.086cm" svg:width="13.136cm" svg:height="9.898cm">
          <chartooo:coordinate-region svg:x="1.197cm" svg:y="0.285cm" svg:width="12.409cm" svg:height="9.473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B</text:p>
              </table:table-cell>
            </table:table-row>
          </table:table-header-rows>
          <table:table-rows>
            <table:table-row>
              <table:table-cell office:value-type="string">
                <text:p>Long axis label truncated 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Long axis label truncated 2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5.2$Windows_X86_64 LibreOffice_project/1ec314fa52f458adc18c4f025c545a4e8b22c15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